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462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-0.462cm" fo:text-align="center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fo:font-size="14pt" style:font-size-asian="14pt"/>
    </style:style>
    <style:style style:name="P4" style:family="paragraph" style:parent-style-name="Standard">
      <style:paragraph-properties fo:margin-left="0cm" fo:margin-right="-0.462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left="0cm" fo:margin-right="-0.462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-0.462cm" fo:text-align="justify" style:justify-single-word="false" fo:text-indent="0cm" style:auto-text-indent="false"/>
      <style:text-properties officeooo:paragraph-rsid="001967e0"/>
    </style:style>
    <style:style style:name="P7" style:family="paragraph" style:parent-style-name="Standard">
      <style:paragraph-properties fo:margin-left="0cm" fo:margin-right="-0.462cm" fo:text-align="center" style:justify-single-word="false" fo:text-indent="0cm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cm" fo:margin-right="-0.462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9" style:family="paragraph" style:parent-style-name="Standard">
      <style:paragraph-properties fo:margin-left="0cm" fo:margin-right="-0.462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  <style:text-properties officeooo:rsid="001967e0" officeooo:paragraph-rsid="001967e0"/>
    </style:style>
    <style:style style:name="P10" style:family="paragraph" style:parent-style-name="Standard" style:master-page-name="Standard">
      <style:paragraph-properties fo:margin-left="0cm" fo:margin-right="-0.462cm" fo:text-align="center" style:justify-single-word="false" fo:text-indent="0cm" style:auto-text-indent="false" style:page-number="auto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cb085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1cbaeb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a74c0" style:font-size-asian="14pt" style:font-size-complex="14pt"/>
    </style:style>
    <style:style style:name="T4" style:family="text">
      <style:text-properties fo:font-size="14pt" officeooo:rsid="001c3d52" style:font-size-asian="14pt" style:font-size-complex="14pt"/>
    </style:style>
    <style:style style:name="T5" style:family="text">
      <style:text-properties fo:font-size="14pt" officeooo:rsid="001cb085" style:font-size-asian="14pt" style:font-size-complex="14pt"/>
    </style:style>
    <style:style style:name="T6" style:family="text">
      <style:text-properties fo:font-size="14pt" officeooo:rsid="001967e0" style:font-size-asian="14pt"/>
    </style:style>
    <style:style style:name="T7" style:family="text">
      <style:text-properties fo:font-size="14pt" officeooo:rsid="001a74c0" style:font-size-asian="14pt"/>
    </style:style>
    <style:style style:name="T8" style:family="text">
      <style:text-properties fo:font-size="14pt" officeooo:rsid="001cb085" style:font-size-asian="14pt"/>
    </style:style>
    <style:style style:name="T9" style:family="text">
      <style:text-properties fo:font-size="14pt" officeooo:rsid="001cbaeb" style:font-size-asian="14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officeooo:rsid="001967e0"/>
    </style:style>
    <style:style style:name="T12" style:family="text">
      <style:text-properties officeooo:rsid="001ea0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Уфимский государственный авиационный технический университет</text:p>
      <text:p text:style-name="P2"/>
      <text:p text:style-name="P2"/>
      <text:p text:style-name="P2"/>
      <text:p text:style-name="P4"><text:tab/>РЕЦЕНЗИЯ</text:p>
      <text:p text:style-name="P4"/>
      <text:p text:style-name="P5">на выпускную квалификационную работу студента группы ПО-<text:span text:style-name="T11">404сз</text:span> факультета ИРТ </text:p>
      <text:p text:style-name="P8">Синявского Глеба Николаевича</text:p>
      <text:p text:style-name="P7">(фамилия, имя, отчество)</text:p>
      <text:p text:style-name="P7"/>
      <text:p text:style-name="P1"/>
      <text:p text:style-name="P6"><text:tab/>Тема выпускной квалификационной работы «<text:span text:style-name="apple-style-span"><text:span text:style-name="T11">Программа для предупреждения пересечения стволов скважин</text:span></text:span>»</text:p>
      <text:p text:style-name="P5"/>
      <text:p text:style-name="P5"><text:tab/>Рецензент выпускной квалификационной работы </text:p>
      <text:p text:style-name="P9">Ганиева Анна Алексеевна</text:p>
      <text:p text:style-name="P7">(звание, степень, фамилия, имя, отчество)</text:p>
      <text:p text:style-name="P7"/>
      <text:p text:style-name="P6">Должность <text:tab/><text:tab/><text:span text:style-name="T11">Зав. отделом геоинформационных технологий</text:span></text:p>
      <text:p text:style-name="P6">место работы <text:tab/><text:span text:style-name="T11">ГУП "НИИ Безопасности жизнедеятельности РБ"</text:span></text:p>
      <text:p text:style-name="P5"/>
      <text:p text:style-name="P11"><text:span text:style-name="T1">Выпускная работа </text:span><text:span text:style-name="T6">Синявского Г.Н.</text:span><text:span text:style-name="T1"> посвящена созданию программного обеспечения </text:span><text:span text:style-name="T7">для предупреждения пересечения стволов скважин</text:span><text:span text:style-name="T1">. </text:span><text:span text:style-name="T2">Было проведено исследование данной задачи, ее анализ и декомпозиция на подзадачи. В соответствии с полученной структурой была разработана информационная модель решения задачи.</text:span></text:p>
      <text:p text:style-name="P11"><text:span text:style-name="T1">К функциям разработанного программного обеспечения относят:</text:span><text:span text:style-name="T2"> </text:span><text:span text:style-name="T3">импорт данных измерительного оборудования, усреднение замеров стволов, визуализация </text:span><text:span text:style-name="T4">траекторий и оценка расстояний между ними</text:span><text:span text:style-name="T1">.</text:span></text:p>
      <text:p text:style-name="P12"><text:span text:style-name="T2">Целесообразность, состоятельность и завершенность разработки подтверждена успешным коммерческим применением программного продукта в деятельности инженерно производственного предприятия </text:span><text:span text:style-name="T5">ООО НПП «Сириус»</text:span><text:span text:style-name="T2">.</text:span></text:p>
      <text:p text:style-name="P11"><text:span text:style-name="T1">Пояснительная записка к выпускной квалификационной работе содержит: </text:span><text:span text:style-name="T2">описание технологической базы созданного продукта, анализ имеющихся аналогов, описание структуры и процесса функционирования созданного программного обеспечения. </text:span></text:p>
      <text:p text:style-name="P11"><text:span text:style-name="T1">Литературный обзор предметной области, типовых программных решений, а также существующих проблем в данной области выполнен на высоком уровне, свидетельствующем о глубоком понимании студентом темы выпускной работы. </text:span></text:p>
      <text:p text:style-name="P11"><text:span text:style-name="T1">Описание программного продукта, как с позиции программиста, так и пользователя, выполнены также на высоком уровне, содержат большое количество примеров с экранными формами.</text:span></text:p>
      <text:p text:style-name="P11"><text:span text:style-name="T1">В целом выпускная работа выполнена на высоком уровне, что свидетельствует о хороших знаниях выпускником проблем в области </text:span><text:span text:style-name="T8">бурения</text:span><text:span text:style-name="T1">, а также их программной реализации. Кроме того, пояснительная записка к выпускной работе подтверждает умение студента самостоятельно </text:span><text:soft-page-break/><text:span text:style-name="T1">разрабатывать программное обеспечение и использовать его для решения прикладных задач.</text:span></text:p>
      <text:p text:style-name="P13"><text:span text:style-name="T1">В связи со всем вышесказанным, полагаю, что рецензируемая выпускная работа удовлетворяет предъявляемым требованиям и заслуживает оценки «отлично», а ее автор – присвоения квалификации «</text:span><text:span text:style-name="T9">бакалавр</text:span><text:span text:style-name="T1">» по специальности </text:span><text:span text:style-name="T9">09.03.04</text:span><text:span text:style-name="T2"> </text:span><text:span text:style-name="T1">«</text:span><text:span text:style-name="T9">Программная инженерия</text:span><text:span text:style-name="T1">».</text:span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Рецензент_____________________<text:tab/><text:tab/><text:tab/><text:tab/>«____»______________201<text:span text:style-name="T12">6</text:span> г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pple-style-span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фимский государственный авиационный технический университет</dc:title>
    <meta:initial-creator>Maria</meta:initial-creator>
    <meta:creation-date>2011-05-13T10:43:00</meta:creation-date>
    <dc:date>2016-01-29T21:24:26.034166659</dc:date>
    <meta:editing-cycles>9</meta:editing-cycles>
    <meta:editing-duration>PT1H8M50S</meta:editing-duration>
    <meta:generator>LibreOffice/4.4.7.2$Linux_X86_64 LibreOffice_project/40m0$Build-2</meta:generator>
    <meta:document-statistic meta:table-count="0" meta:image-count="0" meta:object-count="0" meta:page-count="2" meta:paragraph-count="20" meta:word-count="275" meta:character-count="2474" meta:non-whitespace-character-count="2205"/>
  </office:meta>
</office:document-meta>
</file>